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
      <text:p text:style-name="Text_20_body">On the second day of creation, God said, “Let there be an expanse above the waters.” And there was an expanse. God called this expanse “sky.”</text:p>
      <text:h text:style-name="Heading_20_9" text:outline-level="9">01-04</text:h>
      <text:p text:style-name="First_20_paragraph"/>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
      <text:p text:style-name="Text_20_body">Then God said, “Let the earth produce all kinds of trees and plants.” And that is what happened. God saw that what he had created was good.</text:p>
      <text:h text:style-name="Heading_20_9" text:outline-level="9">01-06</text:h>
      <text:p text:style-name="First_20_paragraph"/>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
      <text:p text:style-name="Text_20_body">Then God said, “Let us make human beings in our image to be like us. They will rule over the earth and all the animals.”</text:p>
      <text:h text:style-name="Heading_20_9" text:outline-level="9">01-10</text:h>
      <text:p text:style-name="First_20_paragraph"/>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
      <text:p text:style-name="Text_20_body">Then God said, “It is not good for man to be alone.” But none of the animals could be Adam’s helper.</text:p>
      <text:h text:style-name="Heading_20_9" text:outline-level="9">01-13</text:h>
      <text:p text:style-name="First_20_paragraph"/>
      <text:p text:style-name="Text_20_body">So God made Adam fall into a deep sleep. Then God took one of Adam’s ribs and made it into a woman and brought her to him.</text:p>
      <text:h text:style-name="Heading_20_9" text:outline-level="9">01-14</text:h>
      <text:p text:style-name="First_20_paragraph"/>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05Z</meta:creation-date>
    <dc:date>2023-05-24T11:33:05Z</dc:date>
  </office:meta>
</office:document-meta>
</file>